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GJM realbook" svg:font-family="'GJM realbook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none" fo:min-height="1.52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524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168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fill="none" fo:min-height="1.16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987cm" loext:decorative="false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078cm" fo:min-width="0.829cm" fo:padding-top="0.139cm" fo:padding-bottom="0.139cm" fo:padding-left="0.264cm" fo:padding-right="0.264cm" loext:decorative="false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05cm" fo:min-width="0.801cm" fo:padding-top="0.139cm" fo:padding-bottom="0.139cm" fo:padding-left="0.264cm" fo:padding-right="0.264cm" loext:decorative="false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65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37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46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35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30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9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437cm" loext:decorative="false"/>
      <style:paragraph-properties style:writing-mode="lr-tb"/>
    </style:style>
    <style:style style:name="P1" style:family="paragraph">
      <style:text-properties style:use-window-font-color="true" loext:opacity="0%" fo:font-size="36pt" style:font-size-asian="36pt" style:font-size-complex="36pt"/>
    </style:style>
    <style:style style:name="P2" style:family="paragraph">
      <loext:graphic-properties draw:fill="none"/>
      <style:text-properties style:use-window-font-color="true" loext:opacity="0%" fo:font-size="36pt" style:font-size-asian="36pt" style:font-size-complex="36pt"/>
    </style:style>
    <style:style style:name="P3" style:family="paragraph">
      <style:text-properties style:use-window-font-color="true" loext:opacity="0%" fo:font-size="20pt" style:font-size-asian="20pt" style:font-size-complex="20pt"/>
    </style:style>
    <style:style style:name="P4" style:family="paragraph">
      <loext:graphic-properties draw:fill="none"/>
      <style:text-properties style:use-window-font-color="true" loext:opacity="0%" fo:font-size="20pt" style:font-size-asian="20pt" style:font-size-complex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GJM realbook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GJM realbook" fo:font-size="15pt" style:font-size-asian="15pt" style:font-size-complex="15pt"/>
    </style:style>
    <style:style style:name="P11" style:family="paragraph">
      <loext:graphic-properties draw:fill="none" draw:fill-color="#ffffff"/>
      <style:text-properties style:font-name="GJM realbook" fo:font-size="15pt" style:font-size-asian="15pt" style:font-size-complex="15pt"/>
    </style:style>
    <style:style style:name="P12" style:family="paragraph">
      <style:text-properties style:font-name="GJM realbook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GJM realbook" fo:font-size="16pt" style:font-size-asian="16pt" style:font-size-complex="16pt"/>
    </style:style>
    <style:style style:name="P14" style:family="paragraph">
      <style:text-properties style:font-name="GJM realbook"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GJM realbook" fo:font-size="10pt" style:font-size-asian="10pt" style:font-size-complex="10pt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center"/>
      <style:text-properties style:font-name="GJM realbook" fo:font-size="8pt" style:font-size-asian="8pt" style:font-size-complex="8pt"/>
    </style:style>
    <style:style style:name="P18" style:family="paragraph">
      <style:text-properties style:font-name="GJM realbook" fo:font-size="9pt" style:font-size-asian="9pt" style:font-size-complex="9pt"/>
    </style:style>
    <style:style style:name="P19" style:family="paragraph">
      <loext:graphic-properties draw:fill="none" draw:fill-color="#ffffff"/>
      <style:text-properties style:font-name="GJM realbook" fo:font-size="9pt" style:font-size-asian="9pt" style:font-size-complex="9pt"/>
    </style:style>
    <style:style style:name="P20" style:family="paragraph">
      <style:text-properties style:font-name="GJM realbook" fo:font-size="8pt" style:font-size-asian="8pt" style:font-size-complex="8pt"/>
    </style:style>
    <style:style style:name="P21" style:family="paragraph">
      <loext:graphic-properties draw:fill="none" draw:fill-color="#ffffff"/>
      <style:text-properties style:font-name="GJM realbook" fo:font-size="8pt" style:font-size-asian="8pt" style:font-size-complex="8pt"/>
    </style:style>
    <style:style style:name="T1" style:family="text">
      <style:text-properties style:use-window-font-color="true" loext:opacity="0%" style:font-name="GJM realbook" fo:font-size="36pt" style:font-size-asian="36pt" style:font-size-complex="36pt"/>
    </style:style>
    <style:style style:name="T2" style:family="text">
      <style:text-properties style:use-window-font-color="true" loext:opacity="0%" style:font-name="GJM realbook" fo:font-size="20pt" style:font-size-asian="20pt" style:font-size-complex="20pt"/>
    </style:style>
    <style:style style:name="T3" style:family="text">
      <style:text-properties style:font-name="GJM realbook" fo:font-size="28pt" style:font-size-asian="28pt" style:font-size-complex="28pt"/>
    </style:style>
    <style:style style:name="T4" style:family="text">
      <style:text-properties style:font-name="GJM realbook"/>
    </style:style>
    <style:style style:name="T5" style:family="text">
      <style:text-properties style:font-name="GJM realbook" fo:font-size="15pt" style:font-size-asian="15pt" style:font-size-complex="15pt"/>
    </style:style>
    <style:style style:name="T6" style:family="text">
      <style:text-properties style:font-name="GJM realbook" fo:font-size="16pt" style:font-size-asian="16pt" style:font-size-complex="16pt"/>
    </style:style>
    <style:style style:name="T7" style:family="text">
      <style:text-properties style:font-name="GJM realbook" fo:font-size="10pt" style:font-size-asian="10pt" style:font-size-complex="10pt"/>
    </style:style>
    <style:style style:name="T8" style:family="text">
      <style:text-properties style:font-name="GJM realbook" fo:font-size="8pt" style:font-size-asian="8pt" style:font-size-complex="8pt"/>
    </style:style>
    <style:style style:name="T9" style:family="text">
      <style:text-properties style:font-name="GJM realbook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2" draw:layer="layout" svg:width="0.861cm" svg:height="2.021cm" svg:x="10.41cm" svg:y="18.279cm">
            <draw:text-box>
              <text:p text:style-name="P1"><text:span text:style-name="T1">4</text:span></text:p>
            </draw:text-box>
          </draw:frame>
          <draw:frame draw:style-name="gr3" draw:text-style-name="P4" draw:layer="layout" svg:width="0.852cm" svg:height="1.774cm" svg:x="11.227cm" svg:y="18.83cm">
            <draw:text-box>
              <text:p text:style-name="P3"><text:span text:style-name="T2">4</text:span></text:p>
            </draw:text-box>
          </draw:frame>
          <draw:frame draw:style-name="gr2" draw:text-style-name="P2" draw:layer="layout" svg:width="0.623cm" svg:height="2.021cm" svg:x="10.41cm" svg:y="18.274cm">
            <draw:text-box>
              <text:p text:style-name="P1"><text:span text:style-name="T1">4</text:span></text:p>
            </draw:text-box>
          </draw:frame>
          <draw:g draw:style-name="gr1">
            <draw:g draw:style-name="gr1">
              <draw:frame draw:style-name="gr4" draw:text-style-name="P4" draw:layer="layout" svg:width="0.852cm" svg:height="1.418cm" svg:x="13.736cm" svg:y="19.292cm">
                <draw:text-box>
                  <text:p text:style-name="P3"><text:span text:style-name="T2">8</text:span></text:p>
                </draw:text-box>
              </draw:frame>
              <draw:g draw:style-name="gr5">
                <draw:frame draw:style-name="gr6" draw:text-style-name="P6" draw:layer="layout" svg:width="0.9cm" svg:height="1.627cm" svg:x="13.518cm" svg:y="18.806cm">
                  <draw:text-box>
                    <text:p text:style-name="P5"><text:span text:style-name="T3">/</text:span></text:p>
                  </draw:text-box>
                </draw:frame>
                <draw:frame draw:style-name="gr7" draw:text-style-name="P4" draw:layer="layout" svg:width="0.815cm" svg:height="1.237cm" svg:x="13.155cm" svg:y="18.838cm">
                  <draw:text-box>
                    <text:p text:style-name="P3"><text:span text:style-name="T2">7</text:span></text:p>
                  </draw:text-box>
                </draw:frame>
              </draw:g>
            </draw:g>
            <draw:custom-shape draw:style-name="gr8" draw:text-style-name="P8" draw:layer="layout" svg:width="1.329cm" svg:height="1.328cm" svg:x="13.504cm" svg:y="21.792cm">
              <text:p text:style-name="P7"><text:span text:style-name="T4">C7</text:span></text:p>
              <draw:enhanced-geometry svg:viewBox="0 0 21600 21600" draw:type="rectangle" draw:enhanced-path="M 0 0 L 21600 0 21600 21600 0 21600 0 0 Z N"/>
            </draw:custom-shape>
            <draw:g draw:style-name="gr1">
              <draw:custom-shape draw:style-name="gr9" draw:text-style-name="P8" draw:layer="layout" svg:width="1.329cm" svg:height="1.328cm" svg:x="15.315cm" svg:y="21.814cm">
                <text:p text:style-name="P7"><text:span text:style-name="T4"/></text:p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5.318cm" svg:y1="23.135cm" svg:x2="16.634cm" svg:y2="21.823cm">
                <text:p/>
              </draw:line>
              <draw:frame draw:style-name="gr11" draw:text-style-name="P11" draw:layer="layout" svg:width="0.989cm" svg:height="0.988cm" svg:x="15.205cm" svg:y="21.69cm">
                <draw:text-box>
                  <text:p text:style-name="P10"><text:span text:style-name="T5">C7</text:span></text:p>
                </draw:text-box>
              </draw:frame>
              <draw:frame draw:style-name="gr12" draw:text-style-name="P13" draw:layer="layout" svg:width="1.093cm" svg:height="1.038cm" svg:x="15.818cm" svg:y="22.188cm">
                <draw:text-box>
                  <text:p text:style-name="P12"><text:span text:style-name="T6">F6</text:span></text:p>
                </draw:text-box>
              </draw:frame>
            </draw:g>
            <draw:g draw:style-name="gr1">
              <draw:custom-shape draw:style-name="gr9" draw:text-style-name="P8" draw:layer="layout" svg:width="1.329cm" svg:height="1.328cm" svg:x="16.977cm" svg:y="21.753cm">
                <text:p/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6.98cm" svg:y1="23.074cm" svg:x2="18.296cm" svg:y2="21.762cm">
                <text:p/>
              </draw:line>
              <draw:frame draw:style-name="gr13" draw:text-style-name="P15" draw:layer="layout" svg:width="1.011cm" svg:height="0.738cm" svg:x="17.586cm" svg:y="22.054cm">
                <draw:text-box>
                  <text:p text:style-name="P14"><text:span text:style-name="T7">C#7</text:span></text:p>
                </draw:text-box>
              </draw:frame>
              <draw:line draw:style-name="gr10" draw:text-style-name="P9" draw:layer="layout" svg:x1="18.298cm" svg:y1="23.072cm" svg:x2="16.984cm" svg:y2="21.758cm">
                <text:p/>
              </draw:line>
              <draw:frame draw:style-name="gr14" draw:text-style-name="P15" draw:layer="layout" svg:width="0.962cm" svg:height="0.738cm" svg:x="17.219cm" svg:y="22.444cm">
                <draw:text-box>
                  <text:p text:style-name="P14"><text:span text:style-name="T7">D7</text:span></text:p>
                </draw:text-box>
              </draw:frame>
              <draw:frame draw:style-name="gr14" draw:text-style-name="P15" draw:layer="layout" svg:width="0.962cm" svg:height="0.738cm" svg:x="17.171cm" svg:y="21.632cm">
                <draw:text-box>
                  <text:p text:style-name="P14"><text:span text:style-name="T7">D#7</text:span></text:p>
                </draw:text-box>
              </draw:frame>
              <draw:frame draw:style-name="gr14" draw:text-style-name="P15" draw:layer="layout" svg:width="0.962cm" svg:height="0.738cm" svg:x="16.81cm" svg:y="22.078cm">
                <draw:text-box>
                  <text:p text:style-name="P14"><text:span text:style-name="T7">E7</text:span></text:p>
                </draw:text-box>
              </draw:frame>
            </draw:g>
            <draw:g draw:style-name="gr1">
              <draw:custom-shape draw:style-name="gr9" draw:text-style-name="P8" draw:layer="layout" svg:width="1.329cm" svg:height="1.328cm" svg:x="18.747cm" svg:y="21.837cm">
                <text:p/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8.75cm" svg:y1="23.158cm" svg:x2="20.066cm" svg:y2="21.846cm">
                <text:p/>
              </draw:line>
              <draw:frame draw:style-name="gr11" draw:text-style-name="P11" draw:layer="layout" svg:width="0.989cm" svg:height="0.988cm" svg:x="18.637cm" svg:y="21.713cm">
                <draw:text-box>
                  <text:p text:style-name="P10"><text:span text:style-name="T5">C7</text:span></text:p>
                </draw:text-box>
              </draw:frame>
              <draw:frame draw:style-name="gr15" draw:text-style-name="P15" draw:layer="layout" svg:width="0.909cm" svg:height="0.738cm" svg:x="19.388cm" svg:y="22.155cm">
                <draw:text-box>
                  <text:p text:style-name="P14"><text:span text:style-name="T7">D7</text:span></text:p>
                </draw:text-box>
              </draw:frame>
              <draw:line draw:style-name="gr10" draw:text-style-name="P9" draw:layer="layout" svg:x1="20.069cm" svg:y1="23.158cm" svg:x2="19.409cm" svg:y2="22.502cm">
                <text:p/>
              </draw:line>
              <draw:frame draw:style-name="gr16" draw:text-style-name="P15" draw:layer="layout" svg:width="0.941cm" svg:height="0.738cm" svg:x="18.945cm" svg:y="22.54cm">
                <draw:text-box>
                  <text:p text:style-name="P14"><text:span text:style-name="T7">C#7</text:span></text:p>
                </draw:text-box>
              </draw:frame>
            </draw:g>
            <draw:g draw:style-name="gr1">
              <draw:custom-shape draw:style-name="gr9" draw:text-style-name="P8" draw:layer="layout" svg:width="1.329cm" svg:height="1.328cm" svg:x="13.488cm" svg:y="23.396cm">
                <text:p/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3.491cm" svg:y1="24.717cm" svg:x2="14.807cm" svg:y2="23.405cm">
                <text:p/>
              </draw:line>
              <draw:frame draw:style-name="gr11" draw:text-style-name="P11" draw:layer="layout" svg:width="0.989cm" svg:height="0.988cm" svg:x="13.929cm" svg:y="23.839cm">
                <draw:text-box>
                  <text:p text:style-name="P10"><text:span text:style-name="T5">C7</text:span></text:p>
                </draw:text-box>
              </draw:frame>
              <draw:frame draw:style-name="gr15" draw:text-style-name="P15" draw:layer="layout" svg:width="0.909cm" svg:height="0.738cm" svg:x="13.305cm" svg:y="23.691cm">
                <draw:text-box>
                  <text:p text:style-name="P14"><text:span text:style-name="T7">D7</text:span></text:p>
                </draw:text-box>
              </draw:frame>
              <draw:line draw:style-name="gr10" draw:text-style-name="P9" draw:layer="layout" svg:x1="13.495cm" svg:y1="23.401cm" svg:x2="14.15cm" svg:y2="24.061cm">
                <text:p/>
              </draw:line>
              <draw:frame draw:style-name="gr16" draw:text-style-name="P15" draw:layer="layout" svg:width="0.941cm" svg:height="0.738cm" svg:x="13.696cm" svg:y="23.265cm">
                <draw:text-box>
                  <text:p text:style-name="P14"><text:span text:style-name="T7">C#7</text:span></text:p>
                </draw:text-box>
              </draw:frame>
            </draw:g>
            <draw:custom-shape draw:style-name="gr9" draw:text-style-name="P17" draw:layer="layout" svg:width="1.329cm" svg:height="1.328cm" svg:x="13.532cm" svg:y="24.929cm">
              <text:p text:style-name="P16"><text:span text:style-name="T8">1-2-3-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">
              <draw:custom-shape draw:style-name="gr9" draw:text-style-name="P8" draw:layer="layout" svg:width="1.329cm" svg:height="1.328cm" svg:x="15.52cm" svg:y="25.022cm">
                <text:p/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5.523cm" svg:y1="26.343cm" svg:x2="16.839cm" svg:y2="25.031cm">
                <text:p/>
              </draw:line>
              <draw:frame draw:style-name="gr11" draw:text-style-name="P19" draw:layer="layout" svg:width="0.989cm" svg:height="0.904cm" svg:x="15.497cm" svg:y="25.071cm">
                <draw:text-box>
                  <text:p text:style-name="P18"><text:span text:style-name="T9">1-2</text:span></text:p>
                </draw:text-box>
              </draw:frame>
              <draw:frame draw:style-name="gr12" draw:text-style-name="P19" draw:layer="layout" svg:width="1.093cm" svg:height="1.038cm" svg:x="16.072cm" svg:y="25.563cm">
                <draw:text-box>
                  <text:p text:style-name="P18"><text:span text:style-name="T9">3-4</text:span></text:p>
                </draw:text-box>
              </draw:frame>
            </draw:g>
            <draw:g draw:style-name="gr1">
              <draw:custom-shape draw:style-name="gr9" draw:text-style-name="P8" draw:layer="layout" svg:width="1.329cm" svg:height="1.328cm" svg:x="19.011cm" svg:y="25.106cm">
                <text:p/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9.014cm" svg:y1="26.427cm" svg:x2="20.33cm" svg:y2="25.115cm">
                <text:p/>
              </draw:line>
              <draw:frame draw:style-name="gr11" draw:text-style-name="P19" draw:layer="layout" svg:width="0.989cm" svg:height="0.904cm" svg:x="19.002cm" svg:y="25.126cm">
                <draw:text-box>
                  <text:p text:style-name="P18"><text:span text:style-name="T9">1-2</text:span></text:p>
                </draw:text-box>
              </draw:frame>
              <draw:frame draw:style-name="gr15" draw:text-style-name="P19" draw:layer="layout" svg:width="0.909cm" svg:height="0.696cm" svg:x="19.767cm" svg:y="25.424cm">
                <draw:text-box>
                  <text:p text:style-name="P18"><text:span text:style-name="T9">4</text:span></text:p>
                </draw:text-box>
              </draw:frame>
              <draw:line draw:style-name="gr10" draw:text-style-name="P9" draw:layer="layout" svg:x1="20.333cm" svg:y1="26.427cm" svg:x2="19.673cm" svg:y2="25.771cm">
                <text:p/>
              </draw:line>
              <draw:frame draw:style-name="gr16" draw:text-style-name="P19" draw:layer="layout" svg:width="0.941cm" svg:height="0.696cm" svg:x="19.392cm" svg:y="25.828cm">
                <draw:text-box>
                  <text:p text:style-name="P18"><text:span text:style-name="T9">3</text:span></text:p>
                </draw:text-box>
              </draw:frame>
            </draw:g>
            <draw:g draw:style-name="gr1">
              <draw:custom-shape draw:style-name="gr9" draw:text-style-name="P8" draw:layer="layout" svg:width="1.329cm" svg:height="1.328cm" svg:x="17.308cm" svg:y="25.103cm">
                <text:p/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7.311cm" svg:y1="26.424cm" svg:x2="18.627cm" svg:y2="25.112cm">
                <text:p/>
              </draw:line>
              <draw:frame draw:style-name="gr13" draw:text-style-name="P19" draw:layer="layout" svg:width="1.011cm" svg:height="0.696cm" svg:x="18.067cm" svg:y="25.413cm">
                <draw:text-box>
                  <text:p text:style-name="P18"><text:span text:style-name="T9">4</text:span></text:p>
                </draw:text-box>
              </draw:frame>
              <draw:line draw:style-name="gr10" draw:text-style-name="P9" draw:layer="layout" svg:x1="18.629cm" svg:y1="26.422cm" svg:x2="17.315cm" svg:y2="25.108cm">
                <text:p/>
              </draw:line>
              <draw:frame draw:style-name="gr14" draw:text-style-name="P19" draw:layer="layout" svg:width="0.962cm" svg:height="0.715cm" svg:x="17.665cm" svg:y="25.803cm">
                <draw:text-box>
                  <text:p text:style-name="P18"><text:span text:style-name="T9">3</text:span></text:p>
                </draw:text-box>
              </draw:frame>
              <draw:frame draw:style-name="gr14" draw:text-style-name="P19" draw:layer="layout" svg:width="0.962cm" svg:height="0.715cm" svg:x="17.679cm" svg:y="25.013cm">
                <draw:text-box>
                  <text:p text:style-name="P18"><text:span text:style-name="T9">2</text:span></text:p>
                </draw:text-box>
              </draw:frame>
              <draw:frame draw:style-name="gr14" draw:text-style-name="P15" draw:layer="layout" svg:width="0.962cm" svg:height="0.738cm" svg:x="17.264cm" svg:y="25.428cm">
                <draw:text-box>
                  <text:p text:style-name="P14"><text:span text:style-name="T7">1</text:span></text:p>
                </draw:text-box>
              </draw:frame>
            </draw:g>
            <draw:g draw:style-name="gr1">
              <draw:custom-shape draw:style-name="gr9" draw:text-style-name="P8" draw:layer="layout" svg:width="1.329cm" svg:height="1.328cm" svg:x="13.555cm" svg:y="26.506cm">
                <text:p/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3.558cm" svg:y1="27.827cm" svg:x2="14.874cm" svg:y2="26.515cm">
                <text:p/>
              </draw:line>
              <draw:frame draw:style-name="gr11" draw:text-style-name="P19" draw:layer="layout" svg:width="0.989cm" svg:height="0.904cm" svg:x="14.079cm" svg:y="27.1cm">
                <draw:text-box>
                  <text:p text:style-name="P18"><text:span text:style-name="T9">3-4</text:span></text:p>
                </draw:text-box>
              </draw:frame>
              <draw:frame draw:style-name="gr15" draw:text-style-name="P15" draw:layer="layout" svg:width="0.909cm" svg:height="0.738cm" svg:x="13.523cm" svg:y="26.778cm">
                <draw:text-box>
                  <text:p text:style-name="P14"><text:span text:style-name="T7">1</text:span></text:p>
                </draw:text-box>
              </draw:frame>
              <draw:line draw:style-name="gr10" draw:text-style-name="P9" draw:layer="layout" svg:x1="13.562cm" svg:y1="26.511cm" svg:x2="14.217cm" svg:y2="27.171cm">
                <text:p/>
              </draw:line>
              <draw:frame draw:style-name="gr16" draw:text-style-name="P19" draw:layer="layout" svg:width="0.941cm" svg:height="0.696cm" svg:x="13.922cm" svg:y="26.413cm">
                <draw:text-box>
                  <text:p text:style-name="P18"><text:span text:style-name="T9">2</text:span></text:p>
                </draw:text-box>
              </draw:frame>
            </draw:g>
            <draw:g draw:style-name="gr1">
              <draw:custom-shape draw:style-name="gr9" draw:text-style-name="P8" draw:layer="layout" svg:width="1.329cm" svg:height="1.328cm" svg:x="15.438cm" svg:y="23.473cm">
                <text:p/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5.441cm" svg:y1="24.794cm" svg:x2="16.1cm" svg:y2="24.136cm">
                <text:p/>
              </draw:line>
              <draw:frame draw:style-name="gr13" draw:text-style-name="P15" draw:layer="layout" svg:width="1.011cm" svg:height="0.738cm" svg:x="16.047cm" svg:y="23.774cm">
                <draw:text-box>
                  <text:p text:style-name="P14"><text:span text:style-name="T7">D7</text:span></text:p>
                </draw:text-box>
              </draw:frame>
              <draw:line draw:style-name="gr10" draw:text-style-name="P9" draw:layer="layout" svg:x1="16.116cm" svg:y1="24.143cm" svg:x2="15.445cm" svg:y2="23.478cm">
                <text:p/>
              </draw:line>
              <draw:frame draw:style-name="gr14" draw:text-style-name="P15" draw:layer="layout" svg:width="0.962cm" svg:height="0.738cm" svg:x="15.271cm" svg:y="23.798cm">
                <draw:text-box>
                  <text:p text:style-name="P14"><text:span text:style-name="T7">E7</text:span></text:p>
                </draw:text-box>
              </draw:frame>
            </draw:g>
            <draw:g draw:style-name="gr1">
              <draw:custom-shape draw:style-name="gr9" draw:text-style-name="P8" draw:layer="layout" svg:width="1.329cm" svg:height="1.328cm" svg:x="17.298cm" svg:y="23.405cm">
                <text:p/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8.619cm" svg:y1="24.731cm" svg:x2="17.95cm" svg:y2="24.054cm">
                <text:p/>
              </draw:line>
              <draw:frame draw:style-name="gr13" draw:text-style-name="P15" draw:layer="layout" svg:width="1.011cm" svg:height="0.738cm" svg:x="17.907cm" svg:y="23.706cm">
                <draw:text-box>
                  <text:p text:style-name="P14"><text:span text:style-name="T7">D7</text:span></text:p>
                </draw:text-box>
              </draw:frame>
              <draw:line draw:style-name="gr10" draw:text-style-name="P9" draw:layer="layout" svg:x1="17.96cm" svg:y1="24.068cm" svg:x2="18.619cm" svg:y2="23.412cm">
                <text:p/>
              </draw:line>
              <draw:frame draw:style-name="gr14" draw:text-style-name="P15" draw:layer="layout" svg:width="0.962cm" svg:height="0.738cm" svg:x="17.225cm" svg:y="23.726cm">
                <draw:text-box>
                  <text:p text:style-name="P14"><text:span text:style-name="T7">E7</text:span></text:p>
                </draw:text-box>
              </draw:frame>
            </draw:g>
            <draw:g draw:style-name="gr1">
              <draw:custom-shape draw:style-name="gr9" draw:text-style-name="P8" draw:layer="layout" svg:width="1.329cm" svg:height="1.328cm" svg:x="15.59cm" svg:y="26.612cm">
                <text:p/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5.593cm" svg:y1="27.933cm" svg:x2="16.252cm" svg:y2="27.275cm">
                <text:p/>
              </draw:line>
              <draw:frame draw:style-name="gr17" draw:text-style-name="P21" draw:layer="layout" svg:width="1.085cm" svg:height="1.047cm" svg:x="16.081cm" svg:y="26.961cm">
                <draw:text-box>
                  <text:p text:style-name="P20"><text:span text:style-name="T8">2-3-4</text:span></text:p>
                </draw:text-box>
              </draw:frame>
              <draw:line draw:style-name="gr10" draw:text-style-name="P9" draw:layer="layout" svg:x1="16.268cm" svg:y1="27.282cm" svg:x2="15.597cm" svg:y2="26.617cm">
                <text:p/>
              </draw:line>
              <draw:frame draw:style-name="gr14" draw:text-style-name="P19" draw:layer="layout" svg:width="0.962cm" svg:height="0.715cm" svg:x="15.563cm" svg:y="26.926cm">
                <draw:text-box>
                  <text:p text:style-name="P18"><text:span text:style-name="T9">1</text:span></text:p>
                </draw:text-box>
              </draw:frame>
            </draw:g>
            <draw:g draw:style-name="gr1">
              <draw:custom-shape draw:style-name="gr9" draw:text-style-name="P8" draw:layer="layout" svg:width="1.329cm" svg:height="1.328cm" svg:x="17.345cm" svg:y="26.634cm">
                <text:p/>
                <draw:enhanced-geometry svg:viewBox="0 0 21600 21600" draw:type="rectangle" draw:enhanced-path="M 0 0 L 21600 0 21600 21600 0 21600 0 0 Z N"/>
              </draw:custom-shape>
              <draw:line draw:style-name="gr10" draw:text-style-name="P9" draw:layer="layout" svg:x1="18.666cm" svg:y1="27.96cm" svg:x2="17.997cm" svg:y2="27.283cm">
                <text:p/>
              </draw:line>
              <draw:frame draw:style-name="gr13" draw:text-style-name="P19" draw:layer="layout" svg:width="1.011cm" svg:height="0.696cm" svg:x="18.113cm" svg:y="26.952cm">
                <draw:text-box>
                  <text:p text:style-name="P18"><text:span text:style-name="T9">4</text:span></text:p>
                </draw:text-box>
              </draw:frame>
              <draw:line draw:style-name="gr10" draw:text-style-name="P9" draw:layer="layout" svg:x1="18.007cm" svg:y1="27.297cm" svg:x2="18.666cm" svg:y2="26.641cm">
                <text:p/>
              </draw:line>
              <draw:frame draw:style-name="gr18" draw:text-style-name="P21" draw:layer="layout" svg:width="1.045cm" svg:height="0.687cm" svg:x="17.186cm" svg:y="26.992cm">
                <draw:text-box>
                  <text:p text:style-name="P20"><text:span text:style-name="T8">1-2-3</text:span>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GJM realbook" svg:font-family="'GJM realbook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10T21:23:26.553328700</meta:creation-date>
    <dc:date>2025-04-18T11:42:17.189624400</dc:date>
    <meta:editing-duration>PT1M59S</meta:editing-duration>
    <meta:editing-cycles>1</meta:editing-cycles>
    <meta:document-statistic meta:object-count="90"/>
    <meta:generator>LibreOffice/25.2.1.2$Windows_X86_64 LibreOffice_project/d3abf4aee5fd705e4a92bba33a32f40bc4e56f49</meta:generator>
  </office:meta>
</office:document-meta>
</file>